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stroke="none" svg:stroke-color="#000000" draw:fill="none" draw:fill-color="#ffffff" fo:min-height="1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2.364cm" svg:y1="8.204cm" svg:x2="2.364cm" svg:y2="2.489cm">
                <text:p/>
              </draw:line>
              <draw:line draw:style-name="gr1" draw:text-style-name="P1" draw:layer="layout" svg:x1="2.393cm" svg:y1="8.234cm" svg:x2="8.108cm" svg:y2="8.234cm">
                <text:p/>
              </draw:line>
            </draw:g>
            <draw:frame draw:style-name="gr2" draw:text-style-name="P2" draw:layer="layout" svg:width="1.143cm" svg:height="0.889cm" svg:x="1.651cm" svg:y="1.4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8.009cm" svg:y="7.793cm">
              <draw:text-box>
                <text:p><text:span text:style-name="T1">+x</text:span></text:p>
              </draw:text-box>
            </draw:frame>
          </draw:g>
          <draw:line draw:style-name="gr3" draw:text-style-name="P1" draw:layer="layout" svg:x1="2.351cm" svg:y1="8.223cm" svg:x2="1.462cm" svg:y2="2.716cm">
            <text:p/>
          </draw:line>
          <draw:frame draw:style-name="gr4" draw:text-style-name="P3" draw:layer="layout" svg:width="0.762cm" svg:height="0.882cm" svg:x="0.954cm" svg:y="1.834cm">
            <draw:text-box>
              <text:p><text:span text:style-name="T2">p</text:span></text:p>
            </draw:text-box>
          </draw:frame>
          <draw:line draw:style-name="gr3" draw:text-style-name="P1" draw:layer="layout" svg:x1="2.322cm" svg:y1="8.236cm" svg:x2="5.653cm" svg:y2="7.415cm">
            <text:p/>
          </draw:line>
          <draw:frame draw:style-name="gr4" draw:text-style-name="P3" draw:layer="layout" svg:width="0.762cm" svg:height="0.882cm" svg:x="5.553cm" svg:y="6.88cm">
            <draw:text-box>
              <text:p><text:span text:style-name="T2">q</text:span></text:p>
            </draw:text-box>
          </draw:frame>
          <draw:frame draw:style-name="gr5" draw:text-style-name="P3" draw:layer="layout" svg:width="3.342cm" svg:height="1.517cm" svg:x="3.454cm" svg:y="3.034cm">
            <draw:text-box>
              <text:p><text:span text:style-name="T2">p = (-1,6)</text:span></text:p>
              <text:p><text:span text:style-name="T2">q = (3,0.5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4:28:42.418079000</dc:date>
    <meta:editing-duration>PT20M58S</meta:editing-duration>
    <meta:editing-cycles>4</meta:editing-cycles>
    <meta:generator>LibreOffice/5.3.2.2$MacOSX_X86_64 LibreOffice_project/6cd4f1ef626f15116896b1d8e1398b56da0d0ee1</meta:generator>
    <meta:document-statistic meta:object-count="12"/>
  </office:meta>
</office:document-meta>
</file>